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5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6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style-complex="normal" style:font-weight-complex="bold"/>
    </style:style>
    <style:style style:name="P7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italic" fo:font-weight="bold" style:font-style-asian="italic" style:font-weight-asian="bold" style:font-name-complex="Lucida Sans Unicode" style:font-style-complex="italic" style:font-weight-complex="bold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style:font-size-asian="10pt" style:font-style-asian="normal" style:font-name-complex="Lucida Sans Unicode" style:font-size-complex="10pt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fo:font-weight="normal" style:font-size-asian="10pt" style:font-style-asian="normal" style:font-weight-asian="normal" style:font-name-complex="Lucida Sans Unicode" style:font-size-complex="10pt" style:font-weight-complex="normal"/>
    </style:style>
    <style:style style:name="P10" style:family="paragraph" style:parent-style-name="Text_20_body" style:master-page-name="Standard">
      <style:paragraph-properties fo:margin-top="0cm" fo:margin-bottom="0cm" style:line-height-at-least="0.582cm" style:page-number="auto"/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11" style:family="paragraph" style:parent-style-name="Text_20_body" style:list-style-name="L1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12" style:family="paragraph" style:parent-style-name="Text_20_body" style:list-style-name="L3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13" style:family="paragraph" style:parent-style-name="Text_20_body" style:list-style-name="L4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14" style:family="paragraph" style:parent-style-name="Heading_20_1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T1" style:family="text"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T2" style:family="text"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T3" style:family="text"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T4" style:family="text">
      <style:text-properties fo:font-variant="normal" fo:text-transform="none" fo:color="#333333" style:font-name="Lucida Sans Unicode" fo:letter-spacing="normal" fo:language="en" fo:country="none" fo:font-style="normal" fo:font-weight="bold" style:font-style-asian="normal" style:font-weight-asian="bold" style:font-name-complex="Lucida Sans Unicode" style:font-weight-complex="bold"/>
    </style:style>
    <style:style style:name="T5" style:family="text">
      <style:text-properties fo:font-variant="normal" fo:text-transform="none" fo:color="#333333" style:font-name="Lucida Sans Unicode" fo:letter-spacing="normal" fo:language="en" fo:country="none" fo:font-style="normal" fo:font-weight="normal" style:font-style-asian="normal" style:font-weight-asian="normal" style:font-name-complex="Lucida Sans Unicode" style:font-weight-complex="normal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section text:style-name="Sect1" text:name="Section1">
        <text:h text:style-name="P14" text:outline-level="1">自动化安装InfuDrQueue Master 节点</text:h>
        <text:p text:style-name="P3"/>
        <text:list xml:id="list132684743" text:style-name="L3">
          <text:list-header>
            <text:p text:style-name="P12">1. 安装操作系统，系统为 RHEL-Server-6.2 64 位，最小化安装。</text:p>
          </text:list-header>
        </text:list>
        <text:list xml:id="list1463745762" text:style-name="L4">
          <text:list-header>
            <text:p text:style-name="P13">2. 安装完操作系统后，配置网络环境(能上网)、主机名为 FQDN(例如 </text:p>
            <text:p text:style-name="P13"><text:s text:c="4"/>master.local.com)、 <text:s/>关闭 Iptables 和 SeLinux、挂载 RHEL-Server-6.2 </text:p>
            <text:p text:style-name="P13"><text:s text:c="4"/>ISO 文件并配置 YUM 仓库、挂载 Samba 共享存储.如下操作：</text:p>
          </text:list-header>
        </text:list>
        <text:p text:style-name="P7">配置网络：</text:p>
        <text:p text:style-name="P5"># vim /etc/sysconfig/network-scripts/ifcfg-eth0</text:p>
        <text:p text:style-name="P8">DEVICE="eth0" </text:p>
        <text:p text:style-name="P8">NM_CONTROLLED="yes" </text:p>
        <text:p text:style-name="P8">ONBOOT="yes" </text:p>
        <text:p text:style-name="P8">BOOTPROTO=static </text:p>
        <text:p text:style-name="P8">IPADDR=192.168.8.123 </text:p>
        <text:p text:style-name="P8">NETMASK=255.255.255.0 </text:p>
        <text:p text:style-name="P8">GATEWAY=192.168.8.1 </text:p>
        <text:p text:style-name="P8">DNS1=8.8.8.8</text:p>
        <text:p text:style-name="P1"><text:span text:style-name="T2">#</text:span><text:span text:style-name="T1"> </text:span><text:span text:style-name="T2">/etc/init.d/network restart</text:span></text:p>
        <text:p text:style-name="P1"><text:span text:style-name="T2">#</text:span><text:span text:style-name="T1"> </text:span><text:span text:style-name="T2">ifconfig eth0</text:span><text:span text:style-name="T1"> </text:span></text:p>
        <text:p text:style-name="P8">eth0 <text:s text:c="5"/>Link encap:Ethernet <text:s/>HWaddr 08:00:27:75:FF:FA <text:s/></text:p>
        <text:p text:style-name="P8"><text:s text:c="10"/>inet addr:192.168.8.123 <text:s/>Bcast:192.168.8.255 <text:s/>Mask:255.255.255.0 </text:p>
        <text:p text:style-name="P8"><text:s text:c="10"/>…...</text:p>
        <text:p text:style-name="P1"><text:span text:style-name="T2">#</text:span><text:span text:style-name="T1"> </text:span><text:span text:style-name="T2">ping </text:span><text:a xlink:type="simple" xlink:href="http://www.baidu.com/">www.baidu.com</text:a></text:p>
        <text:p text:style-name="P8">PING www.a.shifen.com (115.239.210.26) 56(84) bytes of data. </text:p>
        <text:p text:style-name="P8">64 bytes from 115.239.210.26: icmp_seq=1 ttl=51 time=52.5 ms </text:p>
        <text:p text:style-name="P8">64 bytes from 115.239.210.26: icmp_seq=2 ttl=51 time=48.8 ms</text:p>
        <text:p text:style-name="P4">…...</text:p>
        <text:p text:style-name="P3">测试表明可以正常上网。</text:p>
        <text:p text:style-name="P3"/>
        <text:p text:style-name="P7">设置主机名 FQDN:</text:p>
        <text:p text:style-name="P5"># hostname master.local.com</text:p>
        <text:p text:style-name="P1"><text:soft-page-break/><text:span text:style-name="T2">#</text:span><text:span text:style-name="T1"> </text:span><text:span text:style-name="T2">sysctl -w kernel.hostname=master.local.com</text:span></text:p>
        <text:p text:style-name="P1"><text:span text:style-name="T2">#</text:span><text:span text:style-name="T1"> </text:span><text:span text:style-name="T2">vim /etc/sysconfig/network</text:span></text:p>
        <text:p text:style-name="P8">NETWORKING=yes </text:p>
        <text:p text:style-name="P8">HOSTNAME=master.local.com</text:p>
        <text:p text:style-name="P1"><text:span text:style-name="T2">#</text:span><text:span text:style-name="T1"> </text:span><text:span text:style-name="T2">vim /etc/hosts</text:span></text:p>
        <text:p text:style-name="P8">127.0.0.1 <text:s text:c="2"/>localhost localhost.localdomain localhost4 localhost4.localdomain4 </text:p>
        <text:p text:style-name="P8">::1 <text:s text:c="8"/>localhost localhost.localdomain localhost6 localhost6.localdomain6 </text:p>
        <text:p text:style-name="P8">192.168.8.123 master.local.com master</text:p>
        <text:p text:style-name="P1"><text:span text:style-name="T2">#</text:span><text:span text:style-name="T1"> </text:span><text:span text:style-name="T2">ping master.local.com</text:span></text:p>
        <text:p text:style-name="P8">PING master.local.com (192.168.8.123) 56(84) bytes of data. </text:p>
        <text:p text:style-name="P8">64 bytes from master.local.com (192.168.8.123): icmp_seq=1 ttl=64 time=0.050 ms</text:p>
        <text:p text:style-name="P4">….</text:p>
        <text:p text:style-name="P3">可以正常解析主机名.</text:p>
        <text:p text:style-name="P3"/>
        <text:p text:style-name="P7">关闭 Iptables 和 SeLinux：</text:p>
        <text:p text:style-name="P5"># iptables -F</text:p>
        <text:p text:style-name="P5"># iptables -t nat -F</text:p>
        <text:p text:style-name="P5"># /etc/init.d/iptables save</text:p>
        <text:p text:style-name="P5"># /etc/init.d/iptables stop</text:p>
        <text:p text:style-name="P5"># chkconfig iptables off</text:p>
        <text:p text:style-name="P5"># setenforce 0</text:p>
        <text:p text:style-name="P5"># sed -i 's/SELINUX=.*$/SELINUX=disabled/g' /etc/selinux/config</text:p>
        <text:p text:style-name="P5"/>
        <text:p text:style-name="P7">挂载 ISO、配置 YUM 仓库：</text:p>
        <text:p text:style-name="P5"># mount -o loop /opt/rhel-server-6.2-x86_64-dvd.iso /mnt</text:p>
        <text:p text:style-name="P5"># rm -fr /etc/yum.repos.d/*</text:p>
        <text:p text:style-name="P5"># vim /etc/yum.repos.d/dvd.repo</text:p>
        <text:p text:style-name="P9">[dvd] </text:p>
        <text:p text:style-name="P9">name=dvd repo </text:p>
        <text:p text:style-name="P9">baseurl=file:///mnt/ </text:p>
        <text:p text:style-name="P9">gpgcheck=0</text:p>
        <text:p text:style-name="P2"><text:span text:style-name="T1"># </text:span><text:span text:style-name="T2">echo "/opt/rhel-server-6.2-x86_64-dvd.iso /mnt iso9660 ro,loop,auto 0 </text:span><text:soft-page-break/><text:span text:style-name="T2">0" &gt;&gt; /etc/fstab</text:span></text:p>
        <text:p text:style-name="P3"/>
        <text:p text:style-name="P3"/>
        <text:p text:style-name="P7">挂载 Samba 共享存储：(192.168.8.200 为两个 IO 服务器的虚拟 IP 地址)</text:p>
        <text:p text:style-name="P5"># yum -y install samba-client</text:p>
        <text:p text:style-name="P5"># mkdir /etc/drqueue/logs -p</text:p>
        <text:p text:style-name="P5"># mkdir /etc/drqueue/tmp -p</text:p>
        <text:p text:style-name="P5"># smbclient //192.168.8.200/logs /etc/drqueue/logs</text:p>
        <text:p text:style-name="P5"># smbclient //192.168.8.200/tmp /etc/drqueue/tmp</text:p>
        <text:p text:style-name="P3">OK，基础环境设置完毕！剩下的都是脚本自动化安装，要确保网络畅通！</text:p>
        <text:p text:style-name="P3"/>
        <text:p text:style-name="P6">3.脚本安装,下载安装包:</text:p>
        <text:p text:style-name="P6"># yum -y install git</text:p>
        <text:p text:style-name="P6"># cd /opt</text:p>
        <text:p text:style-name="P6"># git clone <text:a xlink:type="simple" xlink:href="https://github.com/longgeek/DrQueueOnRails-CN">https://github.com/longgeek/DrQueueOnRails-CN</text:a></text:p>
        <text:p text:style-name="P6"># cd DrQueueOnRails-CN/code</text:p>
        <text:p text:style-name="P5"># sh install_DrQueue.sh</text:p>
        <text:p text:style-name="P3">....</text:p>
        <text:p text:style-name="P3">....</text:p>
        <text:p text:style-name="P3">安装速度取决与网络的带宽，正常 10 分钟就能安装好了。</text:p>
        <text:p text:style-name="P3">安装好后，打开浏览器访问：</text:p>
        <text:p text:style-name="P3">http://192.168.8.123 </text:p>
        <text:p text:style-name="P3">测试用户：demo 密码：demo</text:p>
        <text:p text:style-name="P3">管理用户：admin 密码：password</text:p>
        <text:p text:style-name="P3"/>
        <text:p text:style-name="P5">创建普通用户：</text:p>
        <text:p text:style-name="P3"># create-us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3DT22H39M10S</meta:editing-duration>
    <dc:date>2013-08-18T18:01:48</dc:date>
    <dc:creator>root </dc:creator>
    <meta:generator>LibreOffice/3.5$Linux_X86_64 LibreOffice_project/350m1$Build-2</meta:generator>
    <meta:editing-cycles>22</meta:editing-cycles>
    <meta:document-statistic meta:table-count="0" meta:image-count="0" meta:object-count="0" meta:page-count="3" meta:paragraph-count="80" meta:word-count="320" meta:character-count="2365" meta:non-whitespace-character-count="2147"/>
    <meta:user-defined meta:name="Info 1"/>
    <meta:user-defined meta:name="Info 2"/>
    <meta:user-defined meta:name="Info 3"/>
    <meta:user-defined meta:name="Info 4"/>
  </office:meta>
</office:document-meta>
</file>